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27in"/>
    </style:style>
    <style:style style:name="co4" style:family="table-column">
      <style:table-column-properties fo:break-before="auto" style:column-width="1.6327in"/>
    </style:style>
    <style:style style:name="co5" style:family="table-column">
      <style:table-column-properties fo:break-before="auto" style:column-width="0.8717in"/>
    </style:style>
    <style:style style:name="co6" style:family="table-column">
      <style:table-column-properties fo:break-before="auto" style:column-width="1.7189in"/>
    </style:style>
    <style:style style:name="co7" style:family="table-column">
      <style:table-column-properties fo:break-before="auto" style:column-width="1.8154in"/>
    </style:style>
    <style:style style:name="co8" style:family="table-column">
      <style:table-column-properties fo:break-before="auto" style:column-width="1.8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table table:name="Dipendent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Default"/>
        <table:table-column table:style-name="co2" table:default-cell-style-name="Default"/>
        <table:table-row table:style-name="ro1">
          <table:table-cell office:value-type="string">
            <text:p>CodDipendente</text:p>
          </table:table-cell>
          <table:table-cell office:value-type="string">
            <text:p>Nome</text:p>
          </table:table-cell>
          <table:table-cell office:value-type="string">
            <text:p>Cognome</text:p>
          </table:table-cell>
          <table:table-cell table:style-name="Default" office:value-type="string">
            <text:p>DataNascita</text:p>
          </table:table-cell>
          <table:table-cell office:value-type="string">
            <text:p>CodFiscale</text:p>
          </table:table-cell>
          <table:table-cell office:value-type="string">
            <text:p>Telefono</text:p>
          </table:table-cell>
          <table:table-cell office:value-type="string">
            <text:p>Mail</text:p>
          </table:table-cell>
          <table:table-cell table:style-name="Default" office:value-type="string">
            <text:p>DataInizio</text:p>
          </table:table-cell>
          <table:table-cell office:value-type="string">
            <text:p>Indirizzo</text:p>
          </table:table-cell>
          <table:table-cell office:value-type="string">
            <text:p>Categor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lberto</text:p>
          </table:table-cell>
          <table:table-cell office:value-type="string">
            <text:p>Danni</text:p>
          </table:table-cell>
          <table:table-cell office:value-type="date" office:date-value="1989-12-23">
            <text:p>1989-12-23</text:p>
          </table:table-cell>
          <table:table-cell office:value-type="string">
            <text:p>LBRDNN89T23L781G</text:p>
          </table:table-cell>
          <table:table-cell office:value-type="float" office:value="3494061450">
            <text:p>3494061450</text:p>
          </table:table-cell>
          <table:table-cell office:value-type="string">
            <text:p>alb.danni@gmail.com</text:p>
          </table:table-cell>
          <table:table-cell office:value-type="date" office:date-value="1993-05-02">
            <text:p>1993-05-02</text:p>
          </table:table-cell>
          <table:table-cell office:value-type="string">
            <text:p>Via Roma, 51 Verona Vr</text:p>
          </table:table-cell>
          <table:table-cell office:value-type="string">
            <text:p>Liste nozz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ianni</text:p>
          </table:table-cell>
          <table:table-cell office:value-type="string">
            <text:p>Rossi</text:p>
          </table:table-cell>
          <table:table-cell office:value-type="date" office:date-value="1990-03-01">
            <text:p>1990-03-01</text:p>
          </table:table-cell>
          <table:table-cell office:value-type="string">
            <text:p>GNNRSS90C01F382Q</text:p>
          </table:table-cell>
          <table:table-cell office:value-type="float" office:value="3494061451">
            <text:p>3494061451</text:p>
          </table:table-cell>
          <table:table-cell office:value-type="string">
            <text:p>gianni.rossi@gmail.com</text:p>
          </table:table-cell>
          <table:table-cell office:value-type="date" office:date-value="2001-09-06">
            <text:p>2001-09-06</text:p>
          </table:table-cell>
          <table:table-cell office:value-type="string">
            <text:p>Via Chiesa, 2 Monselice Pd</text:p>
          </table:table-cell>
          <table:table-cell office:value-type="string">
            <text:p>Porcellane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Giovanni</text:p>
          </table:table-cell>
          <table:table-cell office:value-type="string">
            <text:p>Verdi</text:p>
          </table:table-cell>
          <table:table-cell office:value-type="date" office:date-value="1970-04-02">
            <text:p>1970-04-02</text:p>
          </table:table-cell>
          <table:table-cell office:value-type="string">
            <text:p>GVNVRD70D02G224J</text:p>
          </table:table-cell>
          <table:table-cell office:value-type="float" office:value="3494061452">
            <text:p>3494061452</text:p>
          </table:table-cell>
          <table:table-cell office:value-type="string">
            <text:p>giova.verdi@gmail.com</text:p>
          </table:table-cell>
          <table:table-cell office:value-type="date" office:date-value="2007-04-07">
            <text:p>2007-04-07</text:p>
          </table:table-cell>
          <table:table-cell office:value-type="string">
            <text:p>Via Giusti, 45 Padova Pd</text:p>
          </table:table-cell>
          <table:table-cell office:value-type="string">
            <text:p>Pentolame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arla</text:p>
          </table:table-cell>
          <table:table-cell office:value-type="string">
            <text:p>Neri</text:p>
          </table:table-cell>
          <table:table-cell office:value-type="date" office:date-value="1973-02-03">
            <text:p>1973-02-03</text:p>
          </table:table-cell>
          <table:table-cell office:value-type="string">
            <text:p>CRLNRE73B43E512B</text:p>
          </table:table-cell>
          <table:table-cell office:value-type="float" office:value="3494061453">
            <text:p>3494061453</text:p>
          </table:table-cell>
          <table:table-cell office:value-type="string">
            <text:p>carla.neri@gmail.com</text:p>
          </table:table-cell>
          <table:table-cell office:value-type="date" office:date-value="2014-03-06">
            <text:p>2014-03-06</text:p>
          </table:table-cell>
          <table:table-cell office:value-type="string">
            <text:p>Via Cimitero, 11 Legnago Vr</text:p>
          </table:table-cell>
          <table:table-cell office:value-type="string">
            <text:p>Tovaglie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Elena</text:p>
          </table:table-cell>
          <table:table-cell office:value-type="string">
            <text:p>Bianchi</text:p>
          </table:table-cell>
          <table:table-cell office:value-type="date" office:date-value="1990-05-02">
            <text:p>1990-05-02</text:p>
          </table:table-cell>
          <table:table-cell office:value-type="string">
            <text:p>LNEBCH90E42L781K</text:p>
          </table:table-cell>
          <table:table-cell office:value-type="float" office:value="3494061454">
            <text:p>3494061454</text:p>
          </table:table-cell>
          <table:table-cell office:value-type="string">
            <text:p>elena.bianchi@gmail.com</text:p>
          </table:table-cell>
          <table:table-cell office:value-type="date" office:date-value="1999-09-09">
            <text:p>1999-09-09</text:p>
          </table:table-cell>
          <table:table-cell office:value-type="string">
            <text:p>Via Augusto, 14 Verona Vr</text:p>
          </table:table-cell>
          <table:table-cell office:value-type="string">
            <text:p>Tavola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Dario</text:p>
          </table:table-cell>
          <table:table-cell office:value-type="string">
            <text:p>Mori</text:p>
          </table:table-cell>
          <table:table-cell office:value-type="date" office:date-value="1991-10-08">
            <text:p>1991-10-08</text:p>
          </table:table-cell>
          <table:table-cell office:value-type="string">
            <text:p>DRAMRO91R08E284E</text:p>
          </table:table-cell>
          <table:table-cell office:value-type="float" office:value="3494061455">
            <text:p>3494061455</text:p>
          </table:table-cell>
          <table:table-cell office:value-type="string">
            <text:p>dario.mori@gmail.com</text:p>
          </table:table-cell>
          <table:table-cell office:value-type="date" office:date-value="2002-08-27">
            <text:p>2002-08-27</text:p>
          </table:table-cell>
          <table:table-cell office:value-type="string">
            <text:p>Via Trieste, 15 Illasi Vr</text:p>
          </table:table-cell>
          <table:table-cell office:value-type="string">
            <text:p>Paralum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1" number:min-integer-digits="1"/>
    </number:number-style>
    <number:number-style style:name="N123">
      <number:number number:decimal-places="3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19">00/00/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7T15:47:55.856900213</meta:creation-date>
    <dc:date>2015-06-19T14:07:19</dc:date>
    <meta:editing-duration>PT17M55S</meta:editing-duration>
    <meta:editing-cycles>9</meta:editing-cycles>
    <meta:generator>LibreOffice/3.5$Linux_X86_64 LibreOffice_project/350m1$Build-2</meta:generator>
    <dc:creator>POLONIO [IN2]</dc:creator>
    <meta:document-statistic meta:table-count="1" meta:cell-count="70" meta:object-count="0"/>
  </office:meta>
</office:document-meta>
</file>